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font-weight-complex="bold"/>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2">
      <style:paragraph-properties fo:margin-left="0.5in" fo:margin-right="0in" fo:margin-top="0in" fo:margin-bottom="0in" loext:contextual-spacing="false" fo:text-indent="-0.25in" style:auto-text-indent="false"/>
    </style:style>
    <style:style style:name="P24" style:family="paragraph" style:parent-style-name="Standard" style:list-style-name="WWNum2">
      <style:paragraph-properties fo:margin-left="0.5in" fo:margin-right="0in" fo:margin-top="0in" fo:margin-bottom="0.0429in" loext:contextual-spacing="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text-indent="-0.25in" style:auto-text-indent="false"/>
    </style:style>
    <style:style style:name="P26" style:family="paragraph" style:parent-style-name="Standard" style:list-style-name="WWNum2">
      <style:paragraph-properties fo:margin-left="1in" fo:margin-right="0in" fo:margin-top="0in" fo:margin-bottom="0in" loext:contextual-spacing="false" fo:text-indent="-0.25in" style:auto-text-indent="fals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1252in" fo:margin-bottom="0.1252in" loext:contextual-spacing="false" fo:line-height="100%" fo:text-align="start" style:justify-single-word="false" fo:text-indent="0in" style:auto-text-indent="false"/>
    </style:style>
    <style:style style:name="P29" style:family="paragraph" style:parent-style-name="Standard">
      <style:paragraph-properties fo:break-before="auto" fo:break-after="auto"/>
    </style:style>
    <style:style style:name="P30" style:family="paragraph" style:parent-style-name="Heading_20_1" style:list-style-name="WWNum1"/>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1155cc" style:text-underline-style="solid" style:text-underline-width="auto" style:text-underline-color="font-color"/>
    </style:style>
    <style:style style:name="T21" style:family="text">
      <style:text-properties fo:color="#333333" style:font-name="Consolas" fo:font-size="10pt" fo:background-color="#f8f8f8" loext:char-shading-value="0" style:font-name-asian="Consolas1" style:font-size-asian="10pt" style:font-name-complex="Consolas1" style:font-size-complex="10pt"/>
    </style:style>
    <style:style style:name="T22" style:family="text">
      <style:text-properties fo:color="#dd1144"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Sistemas Operativos en Red</text:span><text:span text:style-name="T2"><text:line-break/></text:span><text:span text:style-name="T3">UD 09. Actividades Evaluables 01</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 Sergi Garcí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Enero 2026</text:span></text:p>
      <text:p text:style-name="P4"/>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obwywfz0xd8r"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index-body>
      </text:table-of-content>
      <text:p text:style-name="P13"/>
      <text:p text:style-name="P16"/>
      <text:p text:style-name="P17"><text:span text:style-name="T14">UD09. Actividades evaluables 01</text:span></text:p>
      <text:list xml:id="list4203148733" text:style-name="WWNum1">
        <text:list-item>
          <text:p text:style-name="P30"><text:bookmark text:name="_obwywfz0xd8r"/>Fecha de entrega</text:p>
        </text:list-item>
      </text:list>
      <text:p text:style-name="Standard"><text:span text:style-name="T10">Fecha límite de entrega: </text:span><text:span text:style-name="T19">Lunes 19 de ener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40457978917472" text:continue-numbering="true" text:style-name="WWNum1">
        <text:list-item>
          <text:p text:style-name="P30"><text:bookmark text:name="_9maybllx2a09"/>Observaciones previas a la realización de tareas evaluables</text:p>
        </text:list-item>
      </text:list>
      <text:list xml:id="list1649654352" text:style-name="WWNum2">
        <text:list-item>
          <text:p text:style-name="P22">Salvo excepciones que lo indique en cada actividad, deberás generar un único documento para todo el boletín y en ese documento incluir la respuesta a cada actividad.</text:p>
        </text:list-item>
      </text:list>
      <text:list xml:id="list622139744" text:style-name="WWNum3">
        <text:list-item>
          <text:list>
            <text:list-item>
              <text:p text:style-name="P25">Si para la entrega se requiere entregar varios ficheros, entrégalos comprimido en un único fichero con extensión “.zip”.</text:p>
            </text:list-item>
          </text:list>
        </text:list-item>
      </text:list>
      <text:list xml:id="list40458615497186" text:continue-list="list1649654352" text:style-name="WWNum2">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6">El índice solo será necesario si el documento (sin contar portada) ocupa más de una página y tiene más de un apartado. </text:p>
            </text:list-item>
          </text:list>
        </text:list-item>
        <text:list-item>
          <text:p text:style-name="P24">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40459417274414" text:continue-list="list40457978917472" text:style-name="WWNum1">
        <text:list-item>
          <text:p text:style-name="P30"><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 <text:s/>para configurar un sistema LUbuntu de forma flexible y eficiente para el crecimiento previsto de SerraWork. Se realizarán las siguientes instalaciones y pruebas.</text:p>
      <text:p text:style-name="Standard"/>
      <text:p text:style-name="Standard">Antes de comenzar, <text:span text:style-name="T19">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 Los elementos que se desea que tengan son los siguientes:</text:p>
      <text:p text:style-name="Standard"/>
      <text:p text:style-name="Standard"><text:span text:style-name="T10">1) Instalación de Herramientas de Administración:</text:span></text:p>
      <text:p text:style-name="Standard">Instalar Webmin y Cockpit para facilitar la administración del sistema. Estas herramientas permitirán una gestión más eficiente de los recursos y servicios del sistema.</text:p>
      <text:p text:style-name="Standard"/>
      <text:p text:style-name="Standard"><text:span text:style-name="T10">2) Instalación de Plataformas de Entretenimiento:</text:span></text:p>
      <text:p text:style-name="Standard">ScummVM es una máquina virtual que permite jugar juegos clásicos de aventuras gráficas, mientras que RetroArch es un frontend que aglutina emuladores, facilitando la ejecución de juegos de diversas plataformas en un solo lugar.</text:p>
      <text:p text:style-name="Standard"/>
      <text:p text:style-name="Standard">Para los tiempos de descanso de los empleados y proporcionarle un espacio de entretenimiento y descanso queremos instalar ScummVM <text:a xlink:type="simple" xlink:href="https://www.scummvm.org/" text:style-name="ListLabel_20_19" text:visited-style-name="ListLabel_20_19"><text:span text:style-name="T20">https://www.scummvm.org/</text:span></text:a> y RetroArch <text:a xlink:type="simple" xlink:href="https://www.retroarch.com/" text:style-name="ListLabel_20_19" text:visited-style-name="ListLabel_20_19"><text:span text:style-name="T20">https://www.retroarch.com/</text:span></text:a> </text:p>
      <text:p text:style-name="Standard">Para garantizar el funcionamiento adecuado de estas plataformas, podéis probar los juegos gratuitos de ScummVM <text:a xlink:type="simple" xlink:href="https://www.scummvm.org/games/" text:style-name="ListLabel_20_19" text:visited-style-name="ListLabel_20_19"><text:span text:style-name="T20">https://www.scummvm.org/games/</text:span></text:a> y roms “homebrew” de cualquier sistema emulado en RetroArch, como por ejemplo las disponibles en <text:a xlink:type="simple" xlink:href="https://hh.gbdev.io/" text:style-name="ListLabel_20_19" text:visited-style-name="ListLabel_20_19"><text:span text:style-name="T20">https://hh.gbdev.io/</text:span></text:a> </text:p>
      <text:p text:style-name="Standard"/>
      <text:p text:style-name="Standard"><text:span text:style-name="T10">3) Servicio SSH</text:span></text:p>
      <text:p text:style-name="Standard">El Servicio SSH (Secure Shell) es utilizado para acceder de forma segura a sistemas remotos a través de una conexión cifrada. <text:s/>Queremos instalar un servidor SSH en nuestra máquina para poder conectarnos remotamente.</text:p>
      <text:p text:style-name="Standard"/>
      <text:p text:style-name="Standard"><text:span text:style-name="T10">4) Implementación de OwnCloud:</text:span></text:p>
      <text:p text:style-name="Standard">OwnCloud es una plataforma de almacenamiento y colaboración en la nube de código abierto que permite a los usuarios almacenar, sincronizar y compartir archivos y datos. Se trata de una solución alternativa a servicios comerciales de almacenamiento en la nube como Dropbox, Google Drive o Microsoft OneDrive, pero con la ventaja de que puedes tener un control total sobre tu propia instancia.</text:p>
      <text:p text:style-name="Standard">Queremos instalar OwnCloud de manera dockerizada para ofrecer una solución eficiente de almacenamiento y colaboración en la nube. Esto facilitará el acceso a documentos y datos de la empresa de manera segura. Os recomiendo seguir la guía para instalarlo mediante Docker con </text:p>
      <text:p text:style-name="Standard"><text:a xlink:type="simple" xlink:href="https://doc.owncloud.com/server/next/admin_manual/installation/docker/" text:style-name="ListLabel_20_19" text:visited-style-name="ListLabel_20_19"><text:span text:style-name="T20">https://doc.owncloud.com/server/next/admin_manual/installation/docker/</text:span></text:a></text:p>
      <text:p text:style-name="Standard">Recordad, tenéis a vuestra disposición el curso de Docker:</text:p>
      <text:p text:style-name="Standard"><text:a xlink:type="simple" xlink:href="https://sergarb1.github.io/CursoIntroduccionADocker/" text:style-name="ListLabel_20_19" text:visited-style-name="ListLabel_20_19"><text:span text:style-name="T20">https://sergarb1.github.io/CursoIntroduccionADocker/</text:span></text:a></text:p>
      <text:p text:style-name="Standard">Además, debes visitar la lista de plugins y poner en OwnCloud aquellos que consideres interesantes <text:a xlink:type="simple" xlink:href="https://marketplace.owncloud.com/" text:style-name="ListLabel_20_19" text:visited-style-name="ListLabel_20_19"><text:span text:style-name="T20">https://marketplace.owncloud.com/</text:span></text:a></text:p>
      <text:p text:style-name="Standard">Una vez instalada, queremos que nos expliques que propuesta de configuración has hecho.</text:p>
      <text:p text:style-name="P1"/>
      <text:p text:style-name="Standard"><text:span text:style-name="T10">5) Integración de Sistema de Ticketing:</text:span></text:p>
      <text:p text:style-name="Standard">Hesk es un sistema de gestión de tickets de soporte técnico que ayuda a las empresas a organizar y resolver eficientemente los problemas de sus clientes o usuarios.</text:p>
      <text:p text:style-name="Standard">Queremos configurar Hesk para gestionar eficientemente los tickets de soporte técnico y mejorar la atención al cliente. Descargar e instalar Hesk, un sistema de ticketing, desde el siguiente enlace: <text:a xlink:type="simple" xlink:href="https://www.hesk.com/" text:style-name="ListLabel_20_19" text:visited-style-name="ListLabel_20_19"><text:span text:style-name="T20">https://www.hesk.com/</text:span></text:a>. Deberás crear algunos usuarios y simular algunos tickets para comprobar su correcto funcionamiento.</text:p>
      <text:p text:style-name="Standard"/>
      <text:p text:style-name="Standard">Aquí hago un pequeño manual para instalar Hesk.</text:p>
      <text:p text:style-name="Standard"><text:span text:style-name="T10">Parte 1: Poner en marcha Apache, PHP y MySQL</text:span></text:p>
      <text:p text:style-name="Standard">Basado en este enlace</text:p>
      <text:p text:style-name="Standard"><text:a xlink:type="simple" xlink:href="https://www.digitalocean.com/community/tutorials/how-to-install-linux-apache-mysql-php-lamp-stack-on-ubuntu-20-04" text:style-name="ListLabel_20_19" text:visited-style-name="ListLabel_20_19"><text:span text:style-name="T20">https://www.digitalocean.com/community/tutorials/how-to-install-linux-apache-mysql-php-lamp-stack-on-ubuntu-20-04</text:span></text:a></text:p>
      <text:p text:style-name="Standard">En primer lugar, instalar los paquetes necesarios.</text:p>
      <table:table table:name="Table1" table:style-name="Table1">
        <table:table-column table:style-name="Table1.A"/>
        <table:table-row table:style-name="Table1.1">
          <table:table-cell table:style-name="Table1.A1" office:value-type="string">
            <text:p text:style-name="P27"><text:span text:style-name="T21">sudo apt install apache2 php libapache2-mod-php mysql-server php-mysql</text:span></text:p>
          </table:table-cell>
        </table:table-row>
      </table:table>
      <text:p text:style-name="Standard"/>
      <text:p text:style-name="Standard">Tras ello, hay que hacer una configuración previa con este comando y siguiendo los pasos:</text:p>
      <table:table table:name="Table2" table:style-name="Table2">
        <table:table-column table:style-name="Table2.A"/>
        <table:table-row table:style-name="Table2.1">
          <table:table-cell table:style-name="Table2.A1" office:value-type="string">
            <text:p text:style-name="P27"><text:span text:style-name="T21">sudo mysql_secure_installation</text:span></text:p>
          </table:table-cell>
        </table:table-row>
      </table:table>
      <text:p text:style-name="Standard">Tras ello, ponemos en marcha el servicio MySQL:</text:p>
      <table:table table:name="Table3" table:style-name="Table3">
        <table:table-column table:style-name="Table3.A"/>
        <table:table-row table:style-name="Table3.1">
          <table:table-cell table:style-name="Table3.A1" office:value-type="string">
            <text:p text:style-name="P27"><text:span text:style-name="T21">sudo service mysql start</text:span></text:p>
          </table:table-cell>
        </table:table-row>
      </table:table>
      <text:p text:style-name="Standard"><text:span text:style-name="T10">Parte 2: creando base de datos y usuario de MySQL</text:span></text:p>
      <text:p text:style-name="Standard"><text:soft-page-break/>Basado en este enlace</text:p>
      <text:p text:style-name="Standard"><text:a xlink:type="simple" xlink:href="https://www.digitalocean.com/community/tutorials/how-to-create-a-new-user-and-grant-permissions-in-mysql" text:style-name="ListLabel_20_19" text:visited-style-name="ListLabel_20_19"><text:span text:style-name="T20">https://www.digitalocean.com/community/tutorials/how-to-create-a-new-user-and-grant-permissions-in-mysql</text:span></text:a></text:p>
      <text:p text:style-name="Standard">Accedemos a la consola de MySQL con este comando</text:p>
      <table:table table:name="Table4" table:style-name="Table4">
        <table:table-column table:style-name="Table4.A"/>
        <table:table-row table:style-name="Table4.1">
          <table:table-cell table:style-name="Table4.A1" office:value-type="string">
            <text:p text:style-name="P27"><text:span text:style-name="T21">sudo mysql -u root</text:span></text:p>
          </table:table-cell>
        </table:table-row>
      </table:table>
      <text:p text:style-name="Standard">Una vez en la consola de MySQL, creamos usuario, le damos permisos de todo y recargamos permisos:</text:p>
      <table:table table:name="Table5" table:style-name="Table5">
        <table:table-column table:style-name="Table5.A"/>
        <table:table-row table:style-name="Table5.1">
          <table:table-cell table:style-name="Table5.A1" office:value-type="string">
            <text:p text:style-name="P27"><text:span text:style-name="T21">CREATE USER </text:span><text:span text:style-name="T22">'hesk'</text:span><text:span text:style-name="T21">@</text:span><text:span text:style-name="T22">'localhost'</text:span><text:span text:style-name="T21"> IDENTIFIED WITH mysql_native_password BY </text:span><text:span text:style-name="T22">'Serra2023.'</text:span><text:span text:style-name="T21">;<text:line-break/>GRANT ALL PRIVILEGES ON *.* TO </text:span><text:span text:style-name="T22">'hesk'</text:span><text:span text:style-name="T21">@</text:span><text:span text:style-name="T22">'localhost'</text:span><text:span text:style-name="T21"> WITH GRANT OPTION;<text:line-break/>FLUSH PRIVILEGES;</text:span></text:p>
          </table:table-cell>
        </table:table-row>
      </table:table>
      <text:p text:style-name="Standard">Tras ello, creamos la base de datos con el comando de la consola MySQL</text:p>
      <table:table table:name="Table6" table:style-name="Table6">
        <table:table-column table:style-name="Table6.A"/>
        <table:table-row table:style-name="Table6.1">
          <table:table-cell table:style-name="Table6.A1" office:value-type="string">
            <text:p text:style-name="P27"><text:span text:style-name="T21">create database hesk;</text:span></text:p>
          </table:table-cell>
        </table:table-row>
      </table:table>
      <text:p text:style-name="P28">Una vez terminado, salimos de la consola MySQL simplemente con el comando “exit;”.</text:p>
      <text:p text:style-name="P28"><text:span text:style-name="T10">Parte 3: Instalando el software Hesk </text:span></text:p>
      <text:p text:style-name="Standard">Nos bajamos de Hesk de <text:a xlink:type="simple" xlink:href="https://www.hesk.com/download.php" text:style-name="ListLabel_20_19" text:visited-style-name="ListLabel_20_19"><text:span text:style-name="T20">https://www.hesk.com/download.php</text:span></text:a></text:p>
      <text:p text:style-name="Standard">y seguimos lo que indica en <text:a xlink:type="simple" xlink:href="https://www.hesk.com/demo/docs/step-by-step-guide.html" text:style-name="ListLabel_20_19" text:visited-style-name="ListLabel_20_19"><text:span text:style-name="T20">https://www.hesk.com/demo/docs/step-by-step-guide.html</text:span></text:a></text:p>
      <text:p text:style-name="Standard">La carpeta descargada la descomprimimos dentro de “/var/www/html”. Tras esto, le cambiamos el propietario a todo para que sea del usuario www-data y también del grupo www-data con</text:p>
      <table:table table:name="Table7" table:style-name="Table7">
        <table:table-column table:style-name="Table7.A"/>
        <table:table-row table:style-name="Table7.1">
          <table:table-cell table:style-name="Table7.A1" office:value-type="string">
            <text:p text:style-name="P27"><text:span text:style-name="T21">sudo chown -R www-data:www-data /var/www/html/hesk343</text:span></text:p>
          </table:table-cell>
        </table:table-row>
      </table:table>
      <text:p text:style-name="Standard">Tras ello, ya podremos acceder a la instalación de Hesk, posiblemente en la ruta (si la carpeta que has usado no es hesk343, cámbiala): <text:a xlink:type="simple" xlink:href="http://localhost/hesk343/install/" text:style-name="ListLabel_20_19" text:visited-style-name="ListLabel_20_19"><text:span text:style-name="T20">http://localhost/hesk343/install/</text:span></text:a></text:p>
      <text:p text:style-name="Standard">Tras seguir los pasos e instalar proporcionando datos de conexión a la base de datos correcta, <text:span text:style-name="T19">debes proporcionar contraseña de administrador para Hesk o si no se te proporcionará una contraseña de administrador aleatoria. En cualquiera de los dos casos, ¡Guardala!, o deberás instalar todo de nuevo.</text:span></text:p>
      <text:p text:style-name="Standard">Ya puedes trabajar con Hesk desde <text:a xlink:type="simple" xlink:href="http://localhost/hesk343/" text:style-name="ListLabel_20_19" text:visited-style-name="ListLabel_20_19"><text:span text:style-name="T20">http://localhost/hesk343/</text:span></text:a></text:p>
      <text:p text:style-name="P11"><text:span text:style-name="T9"><text:s/>📕 </text:span><text:span text:style-name="T10">A entregar todo: </text:span>documento con capturas y texto explicativo (o en su defecto, video narrado) probando que el sistema tiene instalado: WebMin, Cockpit, RetroArch, ScummVM, servidor SSH, OwnCloud y Hesk. OwnCloud y Hesk, además de la prueba, tienen algunos requisitos de entrega extra.</text:p>
      <text:p text:style-name="P11"><text:span text:style-name="T9"><text:s/>📕 </text:span><text:span text:style-name="T10">A entregar OwnCloud: </text:span>además de lo pedido para todos, <text:span text:style-name="T10"><text:s/></text:span>se debe explicar que configuración se ha realizado en OwnCloud y explicar y justificar que plugins se han añadido a OwnCloud.</text:p>
      <text:p text:style-name="P11"><text:span text:style-name="T9"><text:s/>📕 </text:span><text:span text:style-name="T10">A entregar Hesk: </text:span><text:s/>además de lo pedido para todos, <text:span text:style-name="T10"><text:s/></text:span>se debe demostrar que en Hesk se han creado usuarios para atender los tickets y que se ha gestionado algún ticket (mandado y resue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09. Actividades evaluables 01</text:span></text:p>
      </style:header>
      <style:footer>
        <text:p text:style-name="MP4"><text:span text:style-name="MT1">CFGM Sistemas Microinformáticos y Redes <text:tab/><text:tab/>Unidad 09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4" meta:object-count="0" meta:page-count="3" meta:paragraph-count="84" meta:word-count="1241" meta:character-count="8402" meta:non-whitespace-character-count="7227"/>
    <meta:generator>LibreOfficeDev/6.0.5.2$Linux_X86_64 LibreOffice_project/</meta:generator>
  </office:meta>
</office:document-meta>
</file>